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onsolas" svg:font-family="consolas, 'lucida console'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b887" officeooo:paragraph-rsid="0000f29b"/>
    </style:style>
    <style:style style:name="P2" style:family="paragraph" style:parent-style-name="Standard">
      <style:text-properties officeooo:paragraph-rsid="0000b887"/>
    </style:style>
    <style:style style:name="T1" style:family="text">
      <style:text-properties officeooo:rsid="0000bd4a"/>
    </style:style>
    <style:style style:name="T2" style:family="text">
      <style:text-properties fo:font-variant="normal" fo:text-transform="none" fo:color="#d5d5d5" style:font-name="consolas" fo:font-size="9pt" fo:letter-spacing="normal" fo:font-style="normal" fo:font-weight="normal"/>
    </style:style>
    <style:style style:name="T3" style:family="text">
      <style:text-properties officeooo:rsid="0000b8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4.1.1.1 Identifier les composants logiciels nécessaires à la conception de la solution :</text:p>
      <text:p text:style-name="P1">Pour la réalisation du projet PHP, nous avons besoin de gitHub Desktop, xampp, visual studio Code, laragon ainsi que du framework CodeIgniter.</text:p>
      <text:p text:style-name="P1"/>
      <text:p text:style-name="P1"/>
      <text:p text:style-name="Standard">C4.1.1.2 Estimer les éléments de coût et le délai de mise en œuvre de la solution :</text:p>
      <text:p text:style-name="P2"><text:span text:style-name="T3"><text:s/>Le coût est estimé à 700€ + 20€/mois pour l’hebergement du site. J’estime le tempspour créer ce site pour un professionnelle à 2-3 moi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onsolas" svg:font-family="consolas, 'lucida console'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1-05-31T16:08:23.170000000</dc:date>
    <meta:editing-duration>PT4M54S</meta:editing-duration>
    <meta:editing-cycles>4</meta:editing-cycles>
    <meta:document-statistic meta:table-count="0" meta:image-count="0" meta:object-count="0" meta:page-count="1" meta:paragraph-count="4" meta:word-count="76" meta:character-count="451" meta:non-whitespace-character-count="378"/>
  </office:meta>
</office:document-meta>
</file>